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046d"/>
    </style:style>
    <style:style style:name="P2" style:family="paragraph" style:parent-style-name="Standard">
      <style:text-properties fo:font-size="15pt" officeooo:paragraph-rsid="0019046d" style:font-size-asian="15pt" style:font-size-complex="15pt"/>
    </style:style>
    <style:style style:name="T1" style:family="text">
      <style:text-properties officeooo:rsid="0019046d"/>
    </style:style>
    <style:style style:name="T2" style:family="text">
      <style:text-properties fo:font-size="20pt" officeooo:rsid="0019046d" style:font-size-asian="20pt" style:font-size-complex="20pt"/>
    </style:style>
    <style:style style:name="T3" style:family="text">
      <style:text-properties fo:font-size="24pt" officeooo:rsid="0019046d" style:font-size-asian="24pt" style:font-size-complex="24pt"/>
    </style:style>
    <style:style style:name="T4" style:family="text">
      <style:text-properties fo:font-size="15pt" officeooo:rsid="0019046d" style:font-size-asian="15pt" style:font-size-complex="15pt"/>
    </style:style>
    <style:style style:name="T5" style:family="text">
      <style:text-properties fo:font-size="18pt" officeooo:rsid="0019046d" style:font-size-asian="18pt" style:font-size-complex="18pt"/>
    </style:style>
    <style:style style:name="T6" style:family="text">
      <style:text-properties fo:font-size="17pt" officeooo:rsid="0019046d" style:font-size-asian="17pt" style:font-size-complex="1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<text:span text:style-name="T3">Manual do usuário</text:span><text:span text:style-name="T1"></text:span></text:p>
      <text:p text:style-name="P1"><text:span text:style-name="T1"><text:tab/><text:tab/><text:tab/></text:span></text:p>
      <text:p text:style-name="P1"><text:span text:style-name="T1"><text:tab/><text:tab/><text:tab/></text:span></text:p>
      <text:p text:style-name="P1"><text:span text:style-name="T1"><text:tab/><text:tab/><text:tab/></text:span><text:span text:style-name="T2">Sistema para revisão por pares</text:span></text:p>
      <text:p text:style-name="P1"><text:span text:style-name="T1"><text:tab/><text:tab/></text:span></text:p>
      <text:p text:style-name="P1"><text:span text:style-name="T1"><text:tab/><text:tab/></text:span></text:p>
      <text:p text:style-name="P1"><text:span text:style-name="T1"><text:tab/><text:tab/></text:span></text:p>
      <text:p text:style-name="P1"><text:span text:style-name="T1"></text:span></text:p>
      <text:p text:style-name="P1"><text:span text:style-name="T1"><text:tab/></text:span><text:span text:style-name="T4">Para começar a utilizar o sistema entre na sua página principal e leia</text:span></text:p>
      <text:p text:style-name="P2"><text:span text:style-name="T1">as instruções deste manual.</text:span></text:p>
      <text:p text:style-name="P2"><text:span text:style-name="T1"><text:tab/>A página principal do sistema é a url http://localhost:8080/srp/</text:span></text:p>
      <text:p text:style-name="P1"><text:span text:style-name="T1"><text:tab/></text:span></text:p>
      <text:p text:style-name="P1"><text:span text:style-name="T1"><text:tab/></text:span></text:p>
      <text:p text:style-name="P1"><text:span text:style-name="T1"><text:tab/></text:span><text:span text:style-name="T6">----------------<text:tab/>Cadastro de usuários <text:s/>--------------------</text:span></text:p>
      <text:p text:style-name="P1"><text:span text:style-name="T1"><text:tab/></text:span></text:p>
      <text:p text:style-name="P1"><text:span text:style-name="T1"><text:tab/></text:span></text:p>
      <text:p text:style-name="P1"><text:span text:style-name="T1"><text:tab/></text:span><text:span text:style-name="T4">Para utilizar os sistema é necessário estar cadastrado.</text:span></text:p>
      <text:p text:style-name="P2"><text:span text:style-name="T1"></text:span></text:p>
      <text:p text:style-name="P2"><text:span text:style-name="T1"><text:tab/>O cadastro de usuários deve ser feito na url principal e clique no link</text:span></text:p>
      <text:p text:style-name="P2"><text:span text:style-name="T1">"cadastre-se" abaixo do campo de login.</text:span></text:p>
      <text:p text:style-name="P2"><text:span text:style-name="T1"></text:span></text:p>
      <text:p text:style-name="P2"><text:span text:style-name="T1"><text:tab/>No campo "Criar novo usuário" é necessário preencher todos os campos e</text:span></text:p>
      <text:p text:style-name="P2"><text:span text:style-name="T1">selecionar o tipo de acesso do usuário.</text:span></text:p>
      <text:p text:style-name="P1"><text:span text:style-name="T4">Contudo, se alguma informação não for inserida o cadastro será realizado.</text:span><text:span text:style-name="T1"><text:tab/></text:span></text:p>
      <text:p text:style-name="P1"><text:span text:style-name="T1"><text:tab/></text:span></text:p>
      <text:p text:style-name="P1"><text:span text:style-name="T1"><text:tab/><text:tab/><text:tab/><text:tab/><text:tab/></text:span></text:p>
      <text:p text:style-name="P1"><text:span text:style-name="T1"><text:tab/><text:tab/><text:tab/><text:tab/><text:tab/></text:span></text:p>
      <text:p text:style-name="P1"><text:span text:style-name="T1"><text:tab/></text:span><text:span text:style-name="T6">-----------------<text:tab/>Login no sistema <text:s/>------------------------</text:span></text:p>
      <text:p text:style-name="P1"><text:span text:style-name="T1"><text:tab/></text:span></text:p>
      <text:p text:style-name="P1"><text:span text:style-name="T1"><text:tab/></text:span></text:p>
      <text:p text:style-name="P1"><text:span text:style-name="T1"><text:tab/></text:span><text:span text:style-name="T4">O login no sistema deve ser feito na url http://localhost:8080/srp/.</text:span></text:p>
      <text:p text:style-name="P2"><text:span text:style-name="T1">Para isto o usuário deve digitar o login e senha na url supra citada e clicar no</text:span></text:p>
      <text:p text:style-name="P2"><text:span text:style-name="T1">botão "Login".</text:span></text:p>
      <text:p text:style-name="P2"><text:span text:style-name="T1"><text:tab/>Caso o usuário esteja logado e queira sair do sistema basta clicar no link</text:span></text:p>
      <text:p text:style-name="P2"><text:span text:style-name="T1">"logout" que pode ser visualizado na url principal do sistema.</text:span></text:p>
      <text:p text:style-name="P1"><text:span text:style-name="T1"></text:span></text:p>
      <text:p text:style-name="P1"><text:span text:style-name="T1"><text:s text:c="2"/></text:span></text:p>
      <text:p text:style-name="P1"><text:span text:style-name="T1"><text:s text:c="4"/></text:span><text:span text:style-name="T6">-------------- <text:s/>Adicionar tarefas no sistema <text:s/>---------------</text:span></text:p>
      <text:p text:style-name="P1"><text:span text:style-name="T1"><text:s text:c="4"/></text:span></text:p>
      <text:p text:style-name="P1"><text:span text:style-name="T1"><text:s text:c="4"/></text:span></text:p>
      <text:p text:style-name="P1"><text:span text:style-name="T1"><text:s text:c="4"/></text:span><text:span text:style-name="T4">Para adicionar tarefas no sistema o usuário precisa estar logado no mesmo.</text:span></text:p>
      <text:p text:style-name="P2"><text:span text:style-name="T1">Para criar uma tarefa o usuário deve clicar no link "Adicionar tarefa" que está</text:span></text:p>
      <text:p text:style-name="P2"><text:span text:style-name="T1">na url principal do sistema.</text:span></text:p>
      <text:p text:style-name="P2"><text:span text:style-name="T1">Após aparecer a caixa "Criar nova tarefa" o usuário deve preencher os campos</text:span></text:p>
      <text:p text:style-name="P2"><text:soft-page-break/><text:span text:style-name="T1">"Nome" e "Descrição" e selecionar uma opção do campo "Usuário responsável" e</text:span></text:p>
      <text:p text:style-name="P2"><text:span text:style-name="T1">clicar no botão enviar. </text:span></text:p>
      <text:p text:style-name="P1"><text:span text:style-name="T1"></text:span></text:p>
      <text:p text:style-name="P1"><text:span text:style-name="T1"></text:span></text:p>
      <text:p text:style-name="P1"><text:span text:style-name="T1"><text:tab/></text:span><text:span text:style-name="T6">---------- <text:s/>Visualizar usuários cadastrados no sistema <text:s/>-----------</text:span></text:p>
      <text:p text:style-name="P1"><text:span text:style-name="T1"><text:tab/><text:tab/><text:tab/></text:span></text:p>
      <text:p text:style-name="P1"><text:span text:style-name="T1"><text:tab/><text:tab/><text:tab/></text:span></text:p>
      <text:p text:style-name="P1"><text:span text:style-name="T1"><text:tab/></text:span><text:span text:style-name="T4">Para visualizar os usuários cadastrados no sistema basta clicar no link</text:span></text:p>
      <text:p text:style-name="P2"><text:span text:style-name="T1">"Lista de usuários".</text:span></text:p>
      <text:p text:style-name="P2"><text:span text:style-name="T1"><text:tab/>Na página em que os usuários são listados é possível editar as informações</text:span></text:p>
      <text:p text:style-name="P2"><text:span text:style-name="T1">correspondentes a determinado usuário. Para isso, basta clicar no botão "Editar"</text:span></text:p>
      <text:p text:style-name="P2"><text:span text:style-name="T1">correspondente ao usuário escolhido. </text:span></text:p>
      <text:p text:style-name="P2"><text:span text:style-name="T1"><text:tab/>Para retornar à url principal basta clicar no link "Home".</text:span></text:p>
      <text:p text:style-name="P1"><text:span text:style-name="T1"></text:span></text:p>
      <text:p text:style-name="P1"><text:span text:style-name="T1"></text:span></text:p>
      <text:p text:style-name="P1"><text:span text:style-name="T1"><text:tab/><text:tab/><text:tab/> </text:span></text:p>
      <text:p text:style-name="P1"><text:span text:style-name="T1"><text:tab/></text:span><text:span text:style-name="T6">----------- <text:s/>Visualizar tarefas inseridas no sistema <text:s text:c="2"/>------------- </text:span></text:p>
      <text:p text:style-name="P1"><text:span text:style-name="T1"><text:tab/></text:span></text:p>
      <text:p text:style-name="P1"><text:span text:style-name="T1"><text:tab/></text:span><text:span text:style-name="T4">Para visualizar as tarefas cadastradas no sistema basta clicar no link</text:span></text:p>
      <text:p text:style-name="P2"><text:span text:style-name="T1">"Lista de usuários".</text:span></text:p>
      <text:p text:style-name="P2"><text:span text:style-name="T1"><text:tab/>Na página em que as tarefas são listadas é possível enviar um arquivo</text:span></text:p>
      <text:p text:style-name="P2"><text:span text:style-name="T1">referente a determinada tarefa. Para isso, basta clicar no botão "Browse"</text:span></text:p>
      <text:p text:style-name="P2"><text:span text:style-name="T1">selecionar o arquivo desejado e clicar no botão "Submit Query".</text:span></text:p>
      <text:p text:style-name="P2"><text:span text:style-name="T1"><text:tab/>Para retornar à url principal basta clicar no link "Home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3T23:36:46</meta:creation-date>
    <meta:document-statistic meta:table-count="0" meta:image-count="0" meta:object-count="0" meta:page-count="2" meta:paragraph-count="68" meta:word-count="346" meta:character-count="2368"/>
    <dc:date>2011-09-13T23:40:35</dc:date>
    <meta:editing-duration>PT00H03M53S</meta:editing-duration>
    <meta:editing-cycles>1</meta:editing-cycles>
    <meta:generator>BrOffice.org/3.2$Unix OpenOffice.org_project/320m19$Build-9505</meta:generator>
  </office:meta>
</office:document-meta>
</file>